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7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0.77cm" svg:x2="1.75cm" svg:y2="1.7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6" draw:layer="layout" svg:x1="0.75cm" svg:y1="1.77cm" svg:x2="1.75cm" svg:y2="0.77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04cm" svg:x2="1cm" svg:y2="8.804cm">
          <text:p/>
        </draw:line>
        <draw:line draw:style-name="gr13" draw:text-style-name="P6" draw:layer="layout" svg:x1="1.501cm" svg:y1="8.312cm" svg:x2="1.501cm" svg:y2="8.812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84cm" svg:x2="1cm" svg:y2="8.784cm">
          <text:p/>
        </draw:line>
        <draw:line draw:style-name="gr13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8" draw:text-style-name="P6" draw:layer="layout" svg:x1="0.75cm" svg:y1="6.715cm" svg:x2="1.75cm" svg:y2="7.715cm">
          <text:p/>
        </draw:line>
        <draw:line draw:style-name="gr18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45:49.777000000</dc:date>
    <meta:editing-duration>PT12M39S</meta:editing-duration>
    <meta:editing-cycles>45</meta:editing-cycles>
    <meta:generator>LibreOffice/7.5.0.3$Windows_X86_64 LibreOffice_project/c21113d003cd3efa8c53188764377a8272d9d6de</meta:generator>
    <meta:document-statistic meta:object-count="80"/>
  </office:meta>
</office:document-meta>
</file>